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Yarnissa käytä omaa komentoa SetGameInt, kutsuu MainGameObjectista SetGameIntKey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ey ID</text:p>
          </table:table-cell>
          <table:table-cell office:value-type="string" calcext:value-type="string">
            <text:p>Value A</text:p>
          </table:table-cell>
          <table:table-cell office:value-type="string" calcext:value-type="string">
            <text:p>Value 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meIntKey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 = Ei ruokataukoa</text:p>
          </table:table-cell>
          <table:table-cell office:value-type="string" calcext:value-type="string">
            <text:p>1 = Ruokatau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meIntKey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 = Puhelinmyynti A</text:p>
          </table:table-cell>
          <table:table-cell office:value-type="string" calcext:value-type="string">
            <text:p>1 = Puhelinmyynti 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.00.0000</text:date>, <text:time style:data-style-name="N2" text:time-value="21:14:37.893000000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9T19:54:23.534000000</meta:creation-date>
    <dc:date>2024-01-21T21:14:59.190000000</dc:date>
    <meta:editing-duration>PT3M32S</meta:editing-duration>
    <meta:editing-cycles>3</meta:editing-cycles>
    <meta:generator>LibreOffice/7.1.5.2$Windows_X86_64 LibreOffice_project/85f04e9f809797b8199d13c421bd8a2b025d52b5</meta:generator>
    <meta:document-statistic meta:table-count="1" meta:cell-count="12" meta:object-count="0"/>
  </office:meta>
</office:document-meta>
</file>